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4cb" officeooo:paragraph-rsid="000c4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practice of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1:15:26.103199639</meta:creation-date>
    <dc:date>2024-08-03T11:16:38.895648070</dc:date>
    <meta:editing-duration>PT1M16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3.7.2$Linux_X86_64 LibreOffice_project/30$Build-2</meta:generator>
  </office:meta>
</office:document-meta>
</file>